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320CBE56A25C8CF583E.png" manifest:media-type="image/png"/>
  <manifest:file-entry manifest:full-path="Pictures/10000001000005000000032026E3D56FEC248B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714" officeooo:paragraph-rsid="001ed7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p text:style-name="P1"/>
      <text:p text:style-name="P1"><draw:frame draw:style-name="fr1" draw:name="Image1" text:anchor-type="char" svg:width="17cm" svg:height="10.624cm" draw:z-index="1"><draw:image xlink:href="Pictures/10000001000005000000032026E3D56FEC248B65.png" xlink:type="simple" xlink:show="embed" xlink:actuate="onLoad" draw:mime-type="image/png"/></draw:frame></text:p>
      <text:p text:style-name="P1"/>
      <text:p text:style-name="P1"><draw:frame draw:style-name="fr2" draw:name="Image2" text:anchor-type="char" svg:x="-0.212cm" svg:y="0cm" svg:width="17cm" svg:height="10.624cm" draw:z-index="0"><draw:image xlink:href="Pictures/100000010000050000000320CBE56A25C8CF583E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2:36:56.484876528</meta:creation-date>
    <dc:date>2025-01-09T12:38:48.768086930</dc:date>
    <meta:editing-duration>PT1M57S</meta:editing-duration>
    <meta:editing-cycles>1</meta:editing-cycles>
    <meta:document-statistic meta:table-count="0" meta:image-count="2" meta:object-count="0" meta:page-count="1" meta:paragraph-count="1" meta:word-count="2" meta:character-count="12" meta:non-whitespace-character-count="11"/>
    <meta:generator>LibreOffice/7.3.7.2$Linux_X86_64 LibreOffice_project/30$Build-2</meta:generator>
  </office:meta>
</office:document-meta>
</file>